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6b6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0f6b62"/>
    </style:style>
    <style:style style:name="P4" style:family="paragraph" style:parent-style-name="Standard">
      <style:text-properties officeooo:rsid="0012d3bf" officeooo:paragraph-rsid="0012d3bf"/>
    </style:style>
    <style:style style:name="P5" style:family="paragraph" style:parent-style-name="Standard">
      <style:text-properties officeooo:paragraph-rsid="0012d3bf"/>
    </style:style>
    <style:style style:name="P6" style:family="paragraph" style:parent-style-name="Standard">
      <style:text-properties officeooo:rsid="0013d5de" officeooo:paragraph-rsid="0013d5de"/>
    </style:style>
    <style:style style:name="P7" style:family="paragraph" style:parent-style-name="Standard">
      <style:text-properties officeooo:paragraph-rsid="0013d5de"/>
    </style:style>
    <style:style style:name="P8" style:family="paragraph" style:parent-style-name="Standard">
      <style:text-properties officeooo:rsid="00148fd5" officeooo:paragraph-rsid="0013d5de"/>
    </style:style>
    <style:style style:name="T1" style:family="text">
      <style:text-properties officeooo:rsid="000f6b62"/>
    </style:style>
    <style:style style:name="T2" style:family="text">
      <style:text-properties officeooo:rsid="0012d3bf"/>
    </style:style>
    <style:style style:name="T3" style:family="text">
      <style:text-properties officeooo:rsid="0013d5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veloper - builder</text:p>
      <text:p text:style-name="P6">Reports to CTO.</text:p>
      <text:p text:style-name="P8"/>
      <text:p text:style-name="P6"/>
      <text:p text:style-name="P5">Core responsibilities:</text:p>
      <text:p text:style-name="P5"/>
      <text:p text:style-name="P5"><text:tab/>Code, design, test, and debug software</text:p>
      <text:p text:style-name="P5"><text:tab/>Review current systems</text:p>
      <text:p text:style-name="P5"><text:tab/>Work closely with the rest of the startup team including CTO, designers, and product manager <text:tab/><text:tab/><text:tab/>to keep the product in line with the company's strategy</text:p>
      <text:p text:style-name="P5"><text:tab/>Create and present ideas for improvements to software and systems (and include cost proposals <text:tab/><text:tab/><text:tab/>with them)</text:p>
      <text:p text:style-name="P5"><text:tab/>Testing products and updates before they go live</text:p>
      <text:p text:style-name="P5"><text:tab/>Writing and preparing training manuals for customers</text:p>
      <text:p text:style-name="P5"><text:tab/>Maintaining and monitoring systems when products go live to minimize disruptions</text:p>
      <text:p text:style-name="P4"><text:tab/><text:span text:style-name="T3">Has an eye for finding issues in code.</text:span></text:p>
      <text:p text:style-name="P4"><text:tab/><text:span text:style-name="T3">Refactoring</text:span></text:p>
      <text:p text:style-name="Standard"/>
      <text:p text:style-name="P5"><text:span text:style-name="T2">Ideal habits:</text:span></text:p>
      <text:p text:style-name="P5"><text:span text:style-name="T1"><text:tab/></text:span><text:span text:style-name="T2">have s</text:span>trong communication skills, </text:p>
      <text:p text:style-name="P5"><text:tab/>able to work in a team environment, </text:p>
      <text:p text:style-name="P5"><text:tab/>eye for detail </text:p>
      <text:p text:style-name="P5"><text:tab/></text:p>
      <text:p text:style-name="P1"><text:span text:style-name="T2">The ideal candidate will </text:span>be curious with code, and a willing to push boundaries to create a killer product. <text:span text:style-name="T2">The bulk of their </text:span>time will be spent designing, coding, testing, and debugging software. They will also have to push to complete code developments so that products and features can be released to customers on time.</text:p>
      <text:p text:style-name="Standard"/>
      <text:p text:style-name="P7">Great developers aren't just great on paper. They need to truly integrate into a small team, be willing to problem solve and go beyond their job scope to get a product released on time.</text:p>
      <text:p text:style-name="P3"/>
      <text:p text:style-name="P3">“<text:span text:style-name="T1">W</text:span>orking in a startup is probably the most exciting place to be a developer simply because developers can be the master of their own destiny. It's also one of the toughest places as you will probably have very little safety net or support. Startup job roles often don't cover the responsibilities of the job accurately, in many cases because they don't know what's needed until a particular idea or situation surfaces."</text:p>
      <text:p text:style-name="P3">- Cronofy </text:p>
      <text:p text:style-name="P1"/>
      <text:p text:style-name="Standard"/>
      <text:p text:style-name="P1"/>
      <text:p text:style-name="P1"/>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6:51:56.884860032</meta:creation-date>
    <dc:date>2021-02-10T19:39:58.853404683</dc:date>
    <meta:editing-duration>PT3H41M37S</meta:editing-duration>
    <meta:editing-cycles>2</meta:editing-cycles>
    <meta:generator>LibreOffice/6.4.6.2$Linux_X86_64 LibreOffice_project/40$Build-2</meta:generator>
    <meta:document-statistic meta:table-count="0" meta:image-count="0" meta:object-count="0" meta:page-count="1" meta:paragraph-count="21" meta:word-count="271" meta:character-count="1650" meta:non-whitespace-character-count="1376"/>
  </office:meta>
</office:document-meta>
</file>